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paragraph-rsid="00089d34"/>
    </style:style>
    <style:style style:name="P2" style:family="paragraph" style:parent-style-name="Standard">
      <style:text-properties style:font-name="Instrument Serif" fo:font-style="italic" style:text-underline-style="none" fo:font-weight="normal" officeooo:paragraph-rsid="00089d34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Instrument Serif" fo:font-style="normal" officeooo:paragraph-rsid="0009a3d5" style:font-style-asian="normal" style:font-style-complex="normal"/>
    </style:style>
    <style:style style:name="P4" style:family="paragraph" style:parent-style-name="Standard">
      <style:text-properties style:font-name="Instrument Serif" officeooo:paragraph-rsid="0009a3d5"/>
    </style:style>
    <style:style style:name="P5" style:family="paragraph" style:parent-style-name="Standard">
      <style:text-properties style:font-name="Instrument Serif" fo:font-style="italic" officeooo:paragraph-rsid="0009a3d5" style:font-style-asian="italic" style:font-style-complex="italic"/>
    </style:style>
    <style:style style:name="P6" style:family="paragraph" style:parent-style-name="Standard">
      <style:text-properties style:font-name="Instrument Serif" fo:font-style="normal" officeooo:rsid="000a6d7a" officeooo:paragraph-rsid="000a6d7a" style:font-style-asian="normal" style:font-style-complex="normal"/>
    </style:style>
    <style:style style:name="P7" style:family="paragraph" style:parent-style-name="Standard">
      <style:text-properties style:font-name="Instrument Serif" officeooo:rsid="000a6d7a" officeooo:paragraph-rsid="000a6d7a"/>
    </style:style>
    <style:style style:name="P8" style:family="paragraph" style:parent-style-name="Standard">
      <style:text-properties style:font-name="Instrument Serif" fo:font-style="italic" officeooo:rsid="000a6d7a" officeooo:paragraph-rsid="000a6d7a" style:font-style-asian="italic" style:font-style-complex="italic"/>
    </style:style>
    <style:style style:name="P9" style:family="paragraph" style:parent-style-name="Standard">
      <style:text-properties style:font-name="Instrument Serif" fo:font-style="normal" officeooo:rsid="000a6d7a" officeooo:paragraph-rsid="000aa529" style:font-style-asian="normal" style:font-style-complex="normal"/>
    </style:style>
    <style:style style:name="P10" style:family="paragraph" style:parent-style-name="Standard">
      <style:text-properties style:font-name="Instrument Serif" fo:font-style="italic" officeooo:paragraph-rsid="00089d34" style:font-style-asian="italic" style:font-style-complex="italic"/>
    </style:style>
    <style:style style:name="P11" style:family="paragraph" style:parent-style-name="Standard">
      <style:text-properties style:font-name="Instrument Serif" fo:font-style="italic" officeooo:rsid="0009a3d5" officeooo:paragraph-rsid="0009a3d5" style:font-style-asian="italic" style:font-style-complex="italic"/>
    </style:style>
    <style:style style:name="P12" style:family="paragraph" style:parent-style-name="Standard">
      <style:text-properties style:font-name="Instrument Serif" officeooo:rsid="0009a3d5" officeooo:paragraph-rsid="0009a3d5"/>
    </style:style>
    <style:style style:name="P13" style:family="paragraph" style:parent-style-name="Standard">
      <style:text-properties style:font-name="Instrument Serif" fo:font-style="normal" style:text-underline-style="none" officeooo:rsid="000ad4ce" officeooo:paragraph-rsid="000ad4ce" style:font-style-asian="normal" style:font-style-complex="normal"/>
    </style:style>
    <style:style style:name="P14" style:family="paragraph" style:parent-style-name="Standard">
      <style:text-properties style:font-name="Instrument Serif" fo:font-style="normal" style:text-underline-style="none" officeooo:rsid="000ba9c2" officeooo:paragraph-rsid="000ba9c2" style:font-style-asian="normal" style:font-style-complex="normal"/>
    </style:style>
    <style:style style:name="T1" style:family="text">
      <style:text-properties officeooo:rsid="00089d34"/>
    </style:style>
    <style:style style:name="T2" style:family="text">
      <style:text-properties officeooo:rsid="0009a3d5"/>
    </style:style>
    <style:style style:name="T3" style:family="text">
      <style:text-properties officeooo:rsid="000ba9c2"/>
    </style:style>
    <style:style style:name="T4" style:family="text">
      <style:text-properties officeooo:rsid="000aa529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0a6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ergy Secretary </text:span>Chris Wright,</text:p>
      <text:p text:style-name="P1"/>
      <text:p text:style-name="P1"><text:span text:style-name="T1">Q</text:span>uintessential <text:span text:style-name="T1">Misi</text:span>nformation and <text:span text:style-name="T1">Misg</text:span>uidance</text:p>
      <text:p text:style-name="P1"/>
      <text:p text:style-name="P2"><text:span text:style-name="T1">...in c</text:span>omputing, <text:span text:style-name="T1">many </text:span><text:span text:style-name="T2">daily </text:span>driven <text:span text:style-name="T1">mad </text:span>by <text:span text:style-name="T1">autofarce</text:span> intelligence <text:span text:style-name="T1">to commit suicide which is </text:span><text:span text:style-name="T2">sad </text:span>and quantum information technologies <text:span text:style-name="T2">which is bullsmoke of no practical utility…</text:span></text:p>
      <text:p text:style-name="P3"><text:span text:style-name="T2">Quantum Encryption will never secure anything </text:span><text:span text:style-name="T3">of value</text:span><text:span text:style-name="T2">, Quantum Computers will never calculate anything of use.</text:span></text:p>
      <text:p text:style-name="P4"/>
      <text:p text:style-name="P5">By connecting these systems, …</text:p>
      <text:p text:style-name="P6">We are going to need <text:span text:style-name="T4">a gabillion</text:span> dongle adapters.</text:p>
      <text:p text:style-name="P7"/>
      <text:p text:style-name="P8">...<text:span text:style-name="T5">fusion energy</text:span> and new materials to <text:span text:style-name="T5">quantum computing</text:span> and life-saving medicines…</text:p>
      <text:p text:style-name="P9">fusion energy <text:span text:style-name="T4">is a timeffort waste until there is such overproduction of fission reactors that none can be found in want of one and the goal is to make Venus habitable</text:span></text:p>
      <text:p text:style-name="P4"/>
      <text:p text:style-name="P10">...intelligent systems that reason, simulate, and experiment at extraordinary speed…</text:p>
      <text:p text:style-name="P7">300 baud?</text:p>
      <text:p text:style-name="P11">...AI for discovery, not automation,…</text:p>
      <text:p text:style-name="P12"><text:span text:style-name="T6">W</text:span>e have <text:span text:style-name="T6">another </text:span>AI for automation, <text:span text:style-name="T6">a stored program computer.</text:span></text:p>
      <text:p text:style-name="P12"/>
      <text:p text:style-name="P11">...open parts of Genesis Mission platform to qualified researchers,…</text:p>
      <text:p text:style-name="P13">for (;unqualified_researchers;) goto ADX_Florence; /<text:span text:style-name="T3">* Fixes the pitchfork mob exploit */</text:span></text:p>
      <text:p text:style-name="P13"/>
      <text:p text:style-name="P14">snafu</text:p>
      <text:p text:style-name="P14"/>
      <text:p text:style-name="P14">David Richards</text:p>
      <text:p text:style-name="P14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7:51:56.316402464</meta:creation-date>
    <dc:title>template</dc:title>
    <meta:editing-duration>PT8M32S</meta:editing-duration>
    <meta:editing-cycles>2</meta:editing-cycles>
    <meta:generator>LibreOffice/25.8.2.2$Linux_X86_64 LibreOffice_project/580$Build-2</meta:generator>
    <dc:date>2025-11-30T18:58:20.986791424</dc:date>
    <meta:document-statistic meta:table-count="0" meta:image-count="0" meta:object-count="0" meta:page-count="1" meta:paragraph-count="16" meta:word-count="156" meta:character-count="1056" meta:non-whitespace-character-count="916"/>
    <meta:template xlink:type="simple" xlink:actuate="onRequest" xlink:title="template" xlink:href="../../../../../.config/libreoffice/4/user/template/template.ott" meta:date="2025-11-30T17:51:55.529097454"/>
  </office:meta>
</office:document-meta>
</file>